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490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 office:value-type="float" office:value="3850">
            <text:p>385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10/09/2015</text:date>, <text:time>11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9T11:17:09</dc:date>
    <meta:editing-duration>P1DT16H44M19S</meta:editing-duration>
    <meta:editing-cycles>963</meta:editing-cycles>
    <meta:generator>OpenOffice/4.1.1$Unix OpenOffice.org_project/411m6$Build-9775</meta:generator>
    <dc:creator>employee employee</dc:creator>
    <meta:document-statistic meta:table-count="8" meta:cell-count="2253" meta:object-count="0"/>
  </office:meta>
</office:document-meta>
</file>